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tyle="italic" fo:font-weight="bold" fo:background-color="#ff9966" style:font-style-asian="italic" style:font-weight-asian="bold" style:font-style-complex="italic" style:font-weight-complex="bold"/>
    </style:style>
    <style:style style:name="P3" style:family="paragraph" style:parent-style-name="Preformatted_20_Text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fo:background-color="#ff9966" style:font-style-asian="italic" style:font-weight-asian="bold" style:font-style-complex="italic" style:font-weight-complex="bold"/>
    </style:style>
    <style:style style:name="T3" style:family="text">
      <style:text-properties fo:color="#800000" fo:font-style="italic" style:font-style-asian="italic" style:font-style-complex="italic"/>
    </style:style>
    <style:style style:name="T4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 Wolf (updated)</text:p>
      <text:p text:style-name="P3"/>
      <text:p text:style-name="Preformatted_20_Text"><text:s text:c="7"/>G</text:p>
      <text:p text:style-name="Preformatted_20_Text">In the timbers to Fennario, </text:p>
      <text:p text:style-name="Preformatted_20_Text"><text:s text:c="4"/>Bb <text:s text:c="16"/>F</text:p>
      <text:p text:style-name="Preformatted_20_Text">The wolves are running round,</text:p>
      <text:p text:style-name="Preformatted_20_Text">The winter was so hard and cold, </text:p>
      <text:p text:style-name="Preformatted_20_Text"><text:s text:c="26"/>G</text:p>
      <text:p text:style-name="Preformatted_20_Text">Froze ten feet 'neath the ground.</text:p>
      <text:p text:style-name="Preformatted_20_Text"><text:s text:c="13"/>F <text:s text:c="5"/>G</text:p>
      <text:p text:style-name="Preformatted_20_Text">Don't murder me, </text:p>
      <text:p text:style-name="Preformatted_20_Text"><text:s text:c="9"/><text:span text:style-name="T4">C <text:s text:c="9"/>C* C <text:s text:c="2"/>F</text:span> <text:s text:c="5"/><text:span text:style-name="T3">C* == no E on the 4th string (i.e. walk up to F)</text:span></text:p>
      <text:p text:style-name="Preformatted_20_Text">I beg of you, don't murder me. </text:p>
      <text:p text:style-name="Preformatted_20_Text">G <text:s text:c="2"/>F <text:s text:c="15"/>C</text:p>
      <text:p text:style-name="Preformatted_20_Text">Please, don't murder me.</text:p>
      <text:p text:style-name="Preformatted_20_Text"/>
      <text:p text:style-name="Preformatted_20_Text"><text:s text:c="2"/>G</text:p>
      <text:p text:style-name="Preformatted_20_Text">I sat down to my supper, </text:p>
      <text:p text:style-name="Preformatted_20_Text"><text:s/>Bb <text:s text:c="22"/>F</text:p>
      <text:p text:style-name="Preformatted_20_Text">'Twas a bottle of red whisky,</text:p>
      <text:p text:style-name="Preformatted_20_Text">I said my prayers and went to bed, </text:p>
      <text:p text:style-name="Preformatted_20_Text"><text:s text:c="11"/>C <text:s text:c="8"/>C/B C/Bb <text:s/>Am</text:p>
      <text:p text:style-name="Preformatted_20_Text">That's the last they saw of <text:s text:c="3"/>me</text:p>
      <text:p text:style-name="Preformatted_20_Text"><text:s text:c="13"/>G <text:s text:c="2"/>F <text:s text:c="9"/><text:span text:style-name="T4">C <text:s text:c="7"/>C* <text:s/>C <text:s/>F</text:span> <text:s text:c="2"/>G <text:s text:c="2"/>F <text:s text:c="15"/>C</text:p>
      <text:p text:style-name="Preformatted_20_Text">Don't murder me, I beg of you, don't murder me. Please, don't murder me.</text:p>
      <text:p text:style-name="Preformatted_20_Text"/>
      <text:p text:style-name="Preformatted_20_Text">B Bb <text:s text:c="2"/>Am (Chord) <text:s text:c="11"/>G</text:p>
      <text:p text:style-name="Preformatted_20_Text"><text:s text:c="3"/>When I <text:s text:c="8"/>awoke, the Dire Wolf, </text:p>
      <text:p text:style-name="Preformatted_20_Text"><text:s text:c="4"/>C <text:s text:c="6"/>Bb <text:s text:c="7"/>F</text:p>
      <text:p text:style-name="Preformatted_20_Text">Six hundred pounds of sin,</text:p>
      <text:p text:style-name="Preformatted_20_Text">Was grinning at my window, <text:s/></text:p>
      <text:p text:style-name="Preformatted_20_Text"><text:s text:c="24"/>G </text:p>
      <text:p text:style-name="Preformatted_20_Text">All I said was "Come on in".</text:p>
      <text:p text:style-name="Preformatted_20_Text"/>
      <text:p text:style-name="Preformatted_20_Text"><text:s text:c="13"/>F <text:s text:c="5"/>G</text:p>
      <text:p text:style-name="Preformatted_20_Text">Don't murder me, </text:p>
      <text:p text:style-name="Preformatted_20_Text"><text:s text:c="9"/>C <text:s text:c="9"/>E7 <text:s text:c="4"/>Am</text:p>
      <text:p text:style-name="Preformatted_20_Text">I beg of you, don't murder me. </text:p>
      <text:p text:style-name="Preformatted_20_Text">G <text:s/>F <text:s text:c="16"/>C <text:s text:c="2"/>(walk down to Am)</text:p>
      <text:p text:style-name="Preformatted_20_Text">Please, don't murder me.</text:p>
      <text:p text:style-name="Preformatted_20_Text">Am <text:s text:c="17"/>G <text:s text:c="15"/>C <text:s text:c="7"/>Bb <text:s text:c="3"/>F</text:p>
      <text:p text:style-name="Preformatted_20_Text">The Wolf came in, I got my cards, We sat down for a game.</text:p>
      <text:p text:style-name="Preformatted_20_Text"><text:s text:c="62"/>F# <text:s/>G</text:p>
      <text:p text:style-name="Preformatted_20_Text">I cut my deck to the Queen of Spades, But the cards were all the same.</text:p>
      <text:p text:style-name="Preformatted_20_Text"><text:s text:c="13"/>F <text:s/>G <text:s text:c="8"/><text:span text:style-name="T4">C <text:s text:c="9"/>E7 <text:s text:c="4"/>Am</text:span> <text:s text:c="2"/>G <text:s/>F <text:s text:c="15"/>C</text:p>
      <text:p text:style-name="Preformatted_20_Text">Don't murder me, I beg of you, don't murder me. Please, don't murder me.</text:p>
      <text:p text:style-name="Preformatted_20_Text"/>
      <text:p text:style-name="P2">[Solo over first verse chords]</text:p>
      <text:p text:style-name="Preformatted_20_Text"/>
      <text:p text:style-name="Preformatted_20_Text">[Same chord pattern as first verse]</text:p>
      <text:p text:style-name="Preformatted_20_Text">G <text:s text:c="31"/>Bb <text:s text:c="15"/>F</text:p>
      <text:p text:style-name="Preformatted_20_Text">In the backwash of Fennario, The black and bloody mire,</text:p>
      <text:p text:style-name="Preformatted_20_Text"><text:s text:c="59"/>F# <text:s/>G</text:p>
      <text:p text:style-name="Preformatted_20_Text">The Dire Wolf collects his due, While the boys sing 'round the fire.</text:p>
      <text:p text:style-name="Preformatted_20_Text">G <text:s text:c="11"/>F <text:s/>G <text:s text:c="8"/><text:span text:style-name="T4">C <text:s text:c="9"/>C* <text:s/>C <text:s/>F</text:span> <text:s text:c="2"/>G <text:s/>F <text:s text:c="17"/>C <text:s text:c="4"/></text:p>
      <text:p text:style-name="Preformatted_20_Text">Don't murder me, I beg of you, don't murder me. Please, don't murder me.</text:p>
      <text:p text:style-name="Preformatted_20_Text"><text:s text:c="12"/>C <text:s text:c="3"/>B <text:s/>A <text:s text:c="2"/>G <text:s/>F <text:s text:c="9"/><text:span text:style-name="T4">C <text:s text:c="8"/>E7 <text:s text:c="4"/>Am</text:span> <text:s/>G <text:s/>F <text:s text:c="16"/>C</text:p>
      <text:p text:style-name="Preformatted_20_Text">No, no, no don't murder me. I beg of you, Don't murder me. Please, don't murder me.</text:p>
      <text:p text:style-name="Preformatted_20_Text"><text:span text:style-name="T2">[repeat - end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5T12:40:51</meta:creation-date>
    <dc:date>2012-05-02T19:13:22</dc:date>
    <meta:editing-duration>PT23M47S</meta:editing-duration>
    <meta:editing-cycles>4</meta:editing-cycles>
    <meta:generator>LibreOffice/3.4$Unix LibreOffice_project/340m1$Build-302</meta:generator>
    <meta:document-statistic meta:table-count="0" meta:image-count="0" meta:object-count="0" meta:page-count="1" meta:paragraph-count="53" meta:word-count="334" meta:character-count="2109" meta:non-whitespace-character-count="1101"/>
  </office:meta>
</office:document-meta>
</file>